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35cm" fo:min-width="1.8cm"/>
    </style:style>
    <style:style style:name="gr2" style:family="graphic" style:parent-style-name="standard">
      <style:graphic-properties draw:stroke="none" svg:stroke-color="#000000" draw:fill="none" draw:fill-color="#ffffff" fo:min-height="0.589cm"/>
    </style:style>
    <style:style style:name="gr3" style:family="graphic" style:parent-style-name="standard">
      <style:graphic-properties draw:stroke="none" svg:stroke-color="#000000" draw:fill="none" draw:fill-color="#ffffff" fo:min-height="0.631cm"/>
    </style:style>
    <style:style style:name="gr4" style:family="graphic" style:parent-style-name="standard">
      <style:graphic-properties draw:textarea-horizontal-align="justify" draw:textarea-vertical-align="middle" draw:auto-grow-height="false" fo:min-height="0.35cm" fo:min-width="2.13cm"/>
    </style:style>
    <style:style style:name="gr5" style:family="graphic" style:parent-style-name="standard">
      <style:graphic-properties draw:stroke="none" svg:stroke-color="#000000" draw:fill="none" draw:fill-color="#ffffff" fo:min-height="1.177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svg:stroke-color="#000000" draw:marker-start="Arrow" draw:marker-end="" draw:textarea-vertical-align="middle"/>
    </style:style>
    <style:style style:name="gr8" style:family="graphic" style:parent-style-name="standard">
      <style:graphic-properties svg:stroke-color="#000000" draw:marker-start="Arrow" draw:textarea-vertical-align="middle"/>
    </style:style>
    <style:style style:name="gr9" style:family="graphic" style:parent-style-name="standard">
      <style:graphic-properties svg:stroke-color="#000000" draw:textarea-vertical-align="middle"/>
    </style:style>
    <style:style style:name="gr10" style:family="graphic" style:parent-style-name="standard">
      <style:graphic-properties svg:stroke-width="0.028cm" svg:stroke-color="#000000" draw:marker-start-width="0.242cm" draw:marker-end="Arrow" draw:marker-end-width="0.242cm" draw:textarea-vertical-align="middle" fo:padding-top="0.139cm" fo:padding-bottom="0.139cm" fo:padding-left="0.264cm" fo:padding-right="0.264cm"/>
    </style:style>
    <style:style style:name="gr11" style:family="graphic" style:parent-style-name="standard">
      <style:graphic-properties svg:stroke-width="0.028cm" svg:stroke-color="#000000" draw:marker-start-width="0.242cm" draw:marker-end-width="0.242cm" draw:textarea-vertical-align="middle" fo:padding-top="0.139cm" fo:padding-bottom="0.139cm" fo:padding-left="0.264cm" fo:padding-right="0.2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5pt" style:text-underline-style="solid" style:text-underline-width="auto" style:text-underline-color="font-color" style:font-size-asian="15pt" style:font-size-complex="15pt"/>
    </style:style>
    <style:style style:name="P3" style:family="paragraph">
      <style:paragraph-properties fo:text-align="center"/>
      <style:text-properties fo:font-size="15pt" style:font-size-asian="15pt" style:font-size-complex="15pt"/>
    </style:style>
    <style:style style:name="P4" style:family="paragraph">
      <style:text-properties fo:font-size="15pt" style:font-size-asian="15pt" style:font-size-complex="15pt"/>
    </style:style>
    <style:style style:name="T1" style:family="text">
      <style:text-properties fo:font-size="15pt" style:text-underline-style="solid" style:text-underline-width="auto" style:text-underline-color="font-color" style:font-size-asian="15pt" style:font-size-complex="15pt"/>
    </style:style>
    <style:style style:name="T2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Lehenetsia">
        <draw:custom-shape draw:style-name="gr1" draw:text-style-name="P2" xml:id="id9" draw:id="id9" draw:layer="layout" svg:width="2.3cm" svg:height="0.6cm" svg:x="2cm" svg:y="2.5cm">
          <text:p text:style-name="P1"><text:span text:style-name="T1">id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1" draw:id="id1" draw:layer="layout" svg:width="2.3cm" svg:height="0.6cm" svg:x="4.3cm" svg:y="2.5cm">
          <text:p text:style-name="P1"><text:span text:style-name="T2">to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3" draw:id="id3" draw:layer="layout" svg:width="2.3cm" svg:height="0.6cm" svg:x="6.6cm" svg:y="2.5cm">
          <text:p text:style-name="P1"><text:span text:style-name="T2">from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2.7cm" svg:height="0.839cm" svg:x="1.83cm" svg:y="1.519cm">
          <draw:text-box>
            <text:p><text:span text:style-name="T2">Route</text:span></text:p>
          </draw:text-box>
        </draw:frame>
        <draw:custom-shape draw:style-name="gr1" draw:text-style-name="P2" xml:id="id2" draw:id="id2" draw:layer="layout" svg:width="2.3cm" svg:height="0.6cm" svg:x="13.97cm" svg:y="2.581cm">
          <text:p text:style-name="P1"><text:span text:style-name="T1">code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3cm" svg:height="0.6cm" svg:x="16.27cm" svg:y="2.581cm">
          <text:p text:style-name="P1"><text:span text:style-name="T2">name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4" draw:id="id4" draw:layer="layout" svg:width="2.3cm" svg:height="0.6cm" svg:x="18.57cm" svg:y="2.581cm">
          <text:p text:style-name="P1"><text:span text:style-name="T2">city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2.7cm" svg:height="0.839cm" svg:x="13.8cm" svg:y="1.6cm">
          <draw:text-box>
            <text:p><text:span text:style-name="T2">Airport</text:span></text:p>
          </draw:text-box>
        </draw:frame>
        <draw:custom-shape draw:style-name="gr1" draw:text-style-name="P2" xml:id="id5" draw:id="id5" draw:layer="layout" svg:width="2.3cm" svg:height="0.6cm" svg:x="21.6cm" svg:y="2.6cm">
          <text:p text:style-name="P1"><text:span text:style-name="T1">id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3cm" svg:height="0.6cm" svg:x="23.9cm" svg:y="2.6cm">
          <text:p text:style-name="P1"><text:span text:style-name="T2">name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6" draw:id="id6" draw:layer="layout" svg:width="2.3cm" svg:height="0.6cm" svg:x="26.2cm" svg:y="2.6cm">
          <text:p text:style-name="P1"><text:span text:style-name="T2">country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2.7cm" svg:height="0.839cm" svg:x="21.43cm" svg:y="1.619cm">
          <draw:text-box>
            <text:p><text:span text:style-name="T2">City</text:span></text:p>
          </draw:text-box>
        </draw:frame>
        <draw:custom-shape draw:style-name="gr1" draw:text-style-name="P2" xml:id="id7" draw:id="id7" draw:layer="layout" svg:width="2.3cm" svg:height="0.6cm" svg:x="23.9cm" svg:y="5cm">
          <text:p text:style-name="P1"><text:span text:style-name="T1">id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3cm" svg:height="0.6cm" svg:x="26.2cm" svg:y="5cm">
          <text:p text:style-name="P1"><text:span text:style-name="T2">name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3.57cm" svg:height="0.839cm" svg:x="23.83cm" svg:y="4.061cm">
          <draw:text-box>
            <text:p><text:span text:style-name="T2">Country</text:span></text:p>
          </draw:text-box>
        </draw:frame>
        <draw:custom-shape draw:style-name="gr1" draw:text-style-name="P2" xml:id="id11" draw:id="id11" draw:layer="layout" svg:width="2.3cm" svg:height="0.6cm" svg:x="1.9cm" svg:y="5.9cm">
          <text:p text:style-name="P1"><text:span text:style-name="T1">id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20" draw:id="id20" draw:layer="layout" svg:width="2.3cm" svg:height="0.6cm" svg:x="4.2cm" svg:y="5.9cm">
          <text:p text:style-name="P1"><text:span text:style-name="T2">weekday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8" draw:id="id8" draw:layer="layout" svg:width="2.3cm" svg:height="0.6cm" svg:x="6.5cm" svg:y="5.9cm">
          <text:p text:style-name="P1"><text:span text:style-name="T2">route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4.37cm" svg:height="0.881cm" svg:x="1.73cm" svg:y="4.919cm">
          <draw:text-box>
            <text:p><text:span text:style-name="T2">Weekly Flight</text:span></text:p>
          </draw:text-box>
        </draw:frame>
        <draw:custom-shape draw:style-name="gr1" draw:text-style-name="P3" draw:layer="layout" svg:width="2.3cm" svg:height="0.6cm" svg:x="8.7cm" svg:y="5.9cm">
          <text:p text:style-name="P1"><text:span text:style-name="T2">hou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4" draw:id="id24" draw:layer="layout" svg:width="2.3cm" svg:height="0.6cm" svg:x="1.97cm" svg:y="8.481cm">
          <text:p text:style-name="P1"><text:span text:style-name="T1">id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10" draw:id="id10" draw:layer="layout" svg:width="2.3cm" svg:height="0.6cm" svg:x="4.27cm" svg:y="8.481cm">
          <text:p text:style-name="P1"><text:span text:style-name="T2">wf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4.37cm" svg:height="0.881cm" svg:x="1.8cm" svg:y="7.5cm">
          <draw:text-box>
            <text:p><text:span text:style-name="T2">Flight</text:span></text:p>
          </draw:text-box>
        </draw:frame>
        <draw:custom-shape draw:style-name="gr1" draw:text-style-name="P3" draw:layer="layout" svg:width="2.3cm" svg:height="0.6cm" svg:x="6.6cm" svg:y="8.481cm">
          <text:p text:style-name="P1"><text:span text:style-name="T2">week#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8" draw:id="id18" draw:layer="layout" svg:width="2.3cm" svg:height="0.6cm" svg:x="17.4cm" svg:y="8.6cm">
          <text:p text:style-name="P1"><text:span text:style-name="T1">id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3cm" svg:height="0.6cm" svg:x="19.7cm" svg:y="8.6cm">
          <text:p text:style-name="P1"><text:span text:style-name="T2">name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25" draw:id="id25" draw:layer="layout" svg:width="2.3cm" svg:height="0.6cm" svg:x="22cm" svg:y="8.6cm">
          <text:p text:style-name="P1"><text:span text:style-name="T2">flight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4.37cm" svg:height="0.881cm" svg:x="17.23cm" svg:y="7.619cm">
          <draw:text-box>
            <text:p><text:span text:style-name="T2">Seat</text:span></text:p>
          </draw:text-box>
        </draw:frame>
        <draw:custom-shape draw:style-name="gr1" draw:text-style-name="P2" draw:layer="layout" svg:width="2.3cm" svg:height="0.6cm" svg:x="18.87cm" svg:y="11.781cm">
          <text:p text:style-name="P1"><text:span text:style-name="T1">code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17" draw:id="id17" draw:layer="layout" svg:width="2.3cm" svg:height="0.6cm" svg:x="21.17cm" svg:y="11.781cm">
          <text:p text:style-name="P1"><text:span text:style-name="T2">seat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30" draw:id="id30" draw:layer="layout" svg:width="2.63cm" svg:height="0.6cm" svg:x="23.47cm" svg:y="11.781cm">
          <text:p text:style-name="P1"><text:span text:style-name="T2">passenger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4.37cm" svg:height="0.881cm" svg:x="18.7cm" svg:y="10.8cm">
          <draw:text-box>
            <text:p><text:span text:style-name="T2">Ticket</text:span></text:p>
          </draw:text-box>
        </draw:frame>
        <draw:custom-shape draw:style-name="gr1" draw:text-style-name="P3" xml:id="id19" draw:id="id19" draw:layer="layout" svg:width="2.3cm" svg:height="0.6cm" svg:x="26.1cm" svg:y="11.781cm">
          <text:p text:style-name="P1"><text:span text:style-name="T2">booking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6" draw:id="id16" draw:layer="layout" svg:width="2.3cm" svg:height="0.6cm" svg:x="6.4cm" svg:y="14.7cm">
          <text:p text:style-name="P1"><text:span text:style-name="T1">code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12" draw:id="id12" draw:layer="layout" svg:width="2.3cm" svg:height="0.6cm" svg:x="8.7cm" svg:y="14.7cm">
          <text:p text:style-name="P1"><text:span text:style-name="T2">contact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3cm" svg:height="0.6cm" svg:x="11cm" svg:y="14.7cm">
          <text:p text:style-name="P1"><text:span text:style-name="T2">cphone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4.37cm" svg:height="0.881cm" svg:x="6.3cm" svg:y="13.8cm">
          <draw:text-box>
            <text:p><text:span text:style-name="T2">Booking</text:span></text:p>
          </draw:text-box>
        </draw:frame>
        <draw:custom-shape draw:style-name="gr1" draw:text-style-name="P3" draw:layer="layout" svg:width="2.3cm" svg:height="0.6cm" svg:x="13.2cm" svg:y="14.7cm">
          <text:p text:style-name="P1"><text:span text:style-name="T2">cemail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3cm" svg:height="0.6cm" svg:x="15.5cm" svg:y="14.7cm">
          <text:p text:style-name="P1"><text:span text:style-name="T2">payed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3cm" svg:height="0.6cm" svg:x="17.8cm" svg:y="14.7cm">
          <text:p text:style-name="P1"><text:span text:style-name="T2">price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28" draw:id="id28" draw:layer="layout" svg:width="2.3cm" svg:height="0.6cm" svg:x="20.1cm" svg:y="14.7cm">
          <text:p text:style-name="P1"><text:span text:style-name="T2">payedby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27" draw:id="id27" draw:layer="layout" svg:width="2.3cm" svg:height="0.6cm" svg:x="22.3cm" svg:y="14.7cm">
          <text:p text:style-name="P1"><text:span text:style-name="T2">fligh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3" draw:id="id13" draw:layer="layout" svg:width="2.3cm" svg:height="0.6cm" svg:x="1.3cm" svg:y="10.881cm">
          <text:p text:style-name="P1"><text:span text:style-name="T1">id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3cm" svg:height="0.6cm" svg:x="3.6cm" svg:y="10.9cm">
          <text:p text:style-name="P1"><text:span text:style-name="T2">name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4.37cm" svg:height="0.881cm" svg:x="1.13cm" svg:y="9.9cm">
          <draw:text-box>
            <text:p><text:span text:style-name="T2">Passenger</text:span></text:p>
          </draw:text-box>
        </draw:frame>
        <draw:custom-shape draw:style-name="gr1" draw:text-style-name="P3" draw:layer="layout" svg:width="2.3cm" svg:height="0.6cm" svg:x="5.8cm" svg:y="10.9cm">
          <text:p text:style-name="P1"><text:span text:style-name="T2">surnam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4" draw:id="id14" draw:layer="layout" svg:width="2.3cm" svg:height="0.6cm" svg:x="3.07cm" svg:y="18.008cm">
          <text:p text:style-name="P1"><text:span text:style-name="T1">passeng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5" draw:id="id15" draw:layer="layout" svg:width="2.3cm" svg:height="0.6cm" svg:x="5.37cm" svg:y="18.008cm">
          <text:p text:style-name="P1"><text:span text:style-name="T1">book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4" draw:layer="layout" svg:width="8.2cm" svg:height="1.427cm" svg:x="2.9cm" svg:y="17.1cm">
          <draw:text-box>
            <text:p><text:span text:style-name="T2">Passenger Bookings</text:span></text:p>
          </draw:text-box>
        </draw:frame>
        <draw:custom-shape draw:style-name="gr1" draw:text-style-name="P2" xml:id="id29" draw:id="id29" draw:layer="layout" svg:width="2.3cm" svg:height="0.6cm" svg:x="10.87cm" svg:y="17.3cm">
          <text:p text:style-name="P1"><text:span text:style-name="T1">id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3cm" svg:height="0.6cm" svg:x="13.17cm" svg:y="17.3cm">
          <text:p text:style-name="P1"><text:span text:style-name="T2">card#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3cm" svg:height="0.6cm" svg:x="15.47cm" svg:y="17.3cm">
          <text:p text:style-name="P1"><text:span text:style-name="T2">name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4.37cm" svg:height="0.881cm" svg:x="10.7cm" svg:y="16.319cm">
          <draw:text-box>
            <text:p><text:span text:style-name="T2">CCInfo</text:span></text:p>
          </draw:text-box>
        </draw:frame>
        <draw:custom-shape draw:style-name="gr1" draw:text-style-name="P3" draw:layer="layout" svg:width="2.3cm" svg:height="0.6cm" svg:x="17.67cm" svg:y="17.3cm">
          <text:p text:style-name="P1"><text:span text:style-name="T2">surname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5.45cm" svg:y1="3.1cm" svg:x2="15.12cm" svg:y2="3.181cm" draw:start-shape="id1" draw:start-glue-point="2" draw:end-shape="id2" draw:end-glue-point="2" svg:d="M5450 3100v582h9670v-501" svg:viewBox="0 0 9671 583">
          <text:p/>
        </draw:connector>
        <draw:connector draw:style-name="gr6" draw:text-style-name="P1" draw:layer="layout" svg:x1="7.75cm" svg:y1="3.1cm" svg:x2="15.12cm" svg:y2="3.181cm" draw:start-shape="id3" draw:start-glue-point="2" draw:end-shape="id2" draw:end-glue-point="2" svg:d="M7750 3100v582h7370v-501" svg:viewBox="0 0 7371 583">
          <text:p/>
        </draw:connector>
        <draw:connector draw:style-name="gr6" draw:text-style-name="P1" draw:layer="layout" svg:x1="19.72cm" svg:y1="3.181cm" svg:x2="22.75cm" svg:y2="3.2cm" draw:start-shape="id4" draw:start-glue-point="2" draw:end-shape="id5" draw:end-glue-point="2" svg:d="M19720 3181v520h3030v-501" svg:viewBox="0 0 3031 521">
          <text:p/>
        </draw:connector>
        <draw:connector draw:style-name="gr6" draw:text-style-name="P1" draw:layer="layout" svg:x1="27.35cm" svg:y1="3.2cm" svg:x2="23.9cm" svg:y2="5.3cm" draw:start-shape="id6" draw:start-glue-point="2" draw:end-shape="id7" draw:end-glue-point="3" svg:d="M27350 3200v900h-3951v1200h501" svg:viewBox="0 0 3952 2101">
          <text:p/>
        </draw:connector>
        <draw:connector draw:style-name="gr6" draw:text-style-name="P1" draw:layer="layout" svg:x1="7.65cm" svg:y1="5.9cm" svg:x2="3.15cm" svg:y2="3.1cm" draw:start-shape="id8" draw:start-glue-point="0" draw:end-shape="id9" draw:end-glue-point="2" svg:d="M7650 5900v-1400h-4500v-1400" svg:viewBox="0 0 4501 2801">
          <text:p/>
        </draw:connector>
        <draw:connector draw:style-name="gr6" draw:text-style-name="P1" draw:layer="layout" svg:x1="5.42cm" svg:y1="8.481cm" svg:x2="3.05cm" svg:y2="6.5cm" draw:start-shape="id10" draw:start-glue-point="0" draw:end-shape="id11" draw:end-glue-point="2" svg:d="M5420 8481v-990h-2370v-991" svg:viewBox="0 0 2371 1982">
          <text:p/>
        </draw:connector>
        <draw:connector draw:style-name="gr6" draw:text-style-name="P1" draw:layer="layout" draw:line-skew="0.509cm" svg:x1="9.85cm" svg:y1="14.7cm" svg:x2="2.45cm" svg:y2="11.481cm" draw:start-shape="id12" draw:start-glue-point="0" draw:end-shape="id13" draw:end-glue-point="2" svg:d="M9850 14700v-1100h-7400v-2119" svg:viewBox="0 0 7401 3220">
          <text:p/>
        </draw:connector>
        <draw:connector draw:style-name="gr6" draw:text-style-name="P1" draw:layer="layout" svg:x1="4.22cm" svg:y1="18.608cm" svg:x2="2.45cm" svg:y2="11.481cm" draw:start-shape="id14" draw:start-glue-point="2" draw:end-shape="id13" draw:end-glue-point="2" svg:d="M4220 18608v501h-1770v-7628" svg:viewBox="0 0 1771 7629">
          <text:p/>
        </draw:connector>
        <draw:connector draw:style-name="gr6" draw:text-style-name="P1" draw:layer="layout" svg:x1="6.52cm" svg:y1="18.608cm" svg:x2="7.55cm" svg:y2="15.3cm" draw:start-shape="id15" draw:start-glue-point="2" draw:end-shape="id16" draw:end-glue-point="2" svg:d="M6520 18608v501h1651v-2455h-621v-1354" svg:viewBox="0 0 1652 3810">
          <text:p/>
        </draw:connector>
        <draw:connector draw:style-name="gr6" draw:text-style-name="P1" draw:layer="layout" svg:x1="22.32cm" svg:y1="11.781cm" svg:x2="18.55cm" svg:y2="9.2cm" draw:start-shape="id17" draw:start-glue-point="0" draw:end-shape="id18" draw:end-glue-point="2" svg:d="M22320 11781v-1290h-3770v-1291" svg:viewBox="0 0 3771 2582">
          <text:p/>
        </draw:connector>
        <draw:connector draw:style-name="gr6" draw:text-style-name="P1" draw:layer="layout" draw:line-skew="0.299cm" svg:x1="27.25cm" svg:y1="12.381cm" svg:x2="7.55cm" svg:y2="15.3cm" draw:start-shape="id19" draw:start-glue-point="2" draw:end-shape="id16" draw:end-glue-point="2" svg:d="M27250 12381v3719h-19700v-800" svg:viewBox="0 0 19701 3720">
          <text:p/>
        </draw:connector>
        <draw:custom-shape draw:style-name="gr1" draw:text-style-name="P2" xml:id="id21" draw:id="id21" draw:layer="layout" svg:width="2.3cm" svg:height="0.6cm" svg:x="11.97cm" svg:y="5.881cm">
          <text:p text:style-name="P1"><text:span text:style-name="T1">id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3cm" svg:height="0.6cm" svg:x="14.27cm" svg:y="5.881cm">
          <text:p text:style-name="P1"><text:span text:style-name="T2">name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3.5cm" svg:height="0.839cm" svg:x="11.8cm" svg:y="5.161cm">
          <draw:text-box>
            <text:p><text:span text:style-name="T2">Week day</text:span></text:p>
          </draw:text-box>
        </draw:frame>
        <draw:custom-shape draw:style-name="gr1" draw:text-style-name="P3" draw:layer="layout" svg:width="2.3cm" svg:height="0.6cm" svg:x="16.6cm" svg:y="5.9cm">
          <text:p text:style-name="P1"><text:span text:style-name="T2">year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3cm" svg:height="0.6cm" svg:x="18.7cm" svg:y="5.9cm">
          <text:p text:style-name="P1"><text:span text:style-name="T2">factor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5.35cm" svg:y1="6.5cm" svg:x2="13.12cm" svg:y2="6.481cm" draw:start-shape="id20" draw:start-glue-point="2" draw:end-shape="id21" draw:end-glue-point="2" svg:d="M5350 6500v501h7770v-520" svg:viewBox="0 0 7771 521">
          <text:p/>
        </draw:connector>
        <draw:custom-shape draw:style-name="gr1" draw:text-style-name="P3" xml:id="id22" draw:id="id22" draw:layer="layout" svg:width="2.3cm" svg:height="0.6cm" svg:x="8.9cm" svg:y="8.5cm">
          <text:p text:style-name="P1"><text:span text:style-name="T2">yea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3" draw:id="id23" draw:layer="layout" svg:width="2.3cm" svg:height="0.6cm" svg:x="12.57cm" svg:y="9.7cm">
          <text:p text:style-name="P1"><text:span text:style-name="T1">year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3cm" svg:height="0.6cm" svg:x="14.87cm" svg:y="9.7cm">
          <text:p text:style-name="P1"><text:span text:style-name="T2">factor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3.57cm" svg:height="0.839cm" svg:x="12.4cm" svg:y="8.719cm">
          <draw:text-box>
            <text:p><text:span text:style-name="T2">Year</text:span></text:p>
          </draw:text-box>
        </draw:frame>
        <draw:connector draw:style-name="gr6" draw:text-style-name="P1" draw:layer="layout" draw:line-skew="0.018cm" svg:x1="10.05cm" svg:y1="9.1cm" svg:x2="13.72cm" svg:y2="10.3cm" draw:start-shape="id22" draw:start-glue-point="2" draw:end-shape="id23" draw:end-glue-point="2" svg:d="M10050 9100v1719h3670v-519" svg:viewBox="0 0 3671 1720">
          <text:p/>
        </draw:connector>
        <draw:custom-shape draw:style-name="gr1" draw:text-style-name="P3" draw:layer="layout" svg:width="2.3cm" svg:height="0.6cm" svg:x="8.9cm" svg:y="2.5cm">
          <text:p text:style-name="P1"><text:span text:style-name="T2">price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3cm" svg:height="0.6cm" svg:x="11.2cm" svg:y="2.5cm">
          <text:p text:style-name="P1"><text:span text:style-name="T2">year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draw:line-skew="-0.082cm 1.265cm -0.599cm" svg:x1="3.12cm" svg:y1="9.081cm" svg:x2="23.15cm" svg:y2="8.6cm" draw:start-shape="id24" draw:start-glue-point="2" draw:end-shape="id25" draw:end-glue-point="0" svg:d="M3120 9081v419h11280v-2000h8750v1100" svg:viewBox="0 0 20031 2001">
          <text:p/>
        </draw:connector>
        <draw:connector draw:style-name="gr8" draw:text-style-name="P1" draw:layer="layout" draw:line-skew="-0.169cm" svg:x1="3.12cm" svg:y1="9.081cm" svg:x2="12.053cm" svg:y2="10.256cm" draw:start-shape="id24" draw:start-glue-point="2" draw:end-shape="id26" draw:end-glue-point="2" svg:d="M3120 9081v419h8933v756" svg:viewBox="0 0 8934 1176">
          <text:p/>
        </draw:connector>
        <draw:connector draw:style-name="gr9" draw:text-style-name="P1" xml:id="id26" draw:id="id26" draw:layer="layout" draw:line-skew="0.372cm" svg:x1="12.053cm" svg:y1="10.256cm" svg:x2="23.45cm" svg:y2="14.7cm" draw:end-shape="id27" draw:end-glue-point="0" svg:d="M12053 10256v2344h11397v2100" svg:viewBox="0 0 11398 4445">
          <text:p/>
        </draw:connector>
        <draw:connector draw:style-name="gr10" draw:text-style-name="P1" draw:layer="layout" svg:x1="21.25cm" svg:y1="15.3cm" svg:x2="12.02cm" svg:y2="17.9cm" draw:start-shape="id28" draw:start-glue-point="2" draw:end-shape="id29" draw:end-glue-point="2" svg:d="M21250 15300v3101h-9230v-501" svg:viewBox="0 0 9231 3102">
          <text:p/>
        </draw:connector>
        <draw:connector draw:style-name="gr11" draw:text-style-name="P1" draw:layer="layout" svg:x1="2.45cm" svg:y1="11.481cm" svg:x2="24.785cm" svg:y2="12.381cm" draw:start-shape="id13" draw:start-glue-point="2" draw:end-shape="id30" draw:end-glue-point="2" svg:d="M2450 11481v1401h22335v-501" svg:viewBox="0 0 22336 1402">
          <text:p/>
        </draw:connector>
        <draw:custom-shape draw:style-name="gr1" draw:text-style-name="P3" draw:layer="layout" svg:width="2.3cm" svg:height="0.6cm" svg:x="8.1cm" svg:y="10.9cm">
          <text:p text:style-name="P1"><text:span text:style-name="T2">passport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u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Betegarririk_20_eta_20_marrarik_20_gabeko_20_objektua" style:display-name="Betegarririk eta marrarik gabeko objektu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Lehenetsia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ier Saizar</meta:initial-creator>
    <meta:creation-date>2016-11-25T11:09:44.573080550</meta:creation-date>
    <dc:date>2016-12-08T17:59:31.143089140</dc:date>
    <meta:editing-duration>PT27M6S</meta:editing-duration>
    <meta:editing-cycles>8</meta:editing-cycles>
    <meta:generator>LibreOffice/4.3.3.2$Linux_X86_64 LibreOffice_project/430m0$Build-2</meta:generator>
    <dc:creator>Oier Saizar</dc:creator>
    <meta:document-statistic meta:object-count="84"/>
  </office:meta>
</office:document-meta>
</file>